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1313" officeooo:paragraph-rsid="000b1313"/>
    </style:style>
    <style:style style:name="P2" style:family="paragraph" style:parent-style-name="Standard">
      <style:paragraph-properties fo:text-align="justify" style:justify-single-word="false"/>
      <style:text-properties officeooo:rsid="000b1313" officeooo:paragraph-rsid="000b13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8_1889728096"/>Francisco Tassinari Fajardo - Trabalho 7 de Programação Paralela</text:p>
      <text:p text:style-name="P2">-----------------------------------------------------------------</text:p>
      <text:p text:style-name="P2">SPECS:</text:p>
      <text:p text:style-name="P2"/>
      <text:p text:style-name="P2">Arquitetura: <text:s text:c="10"/>x86_64</text:p>
      <text:p text:style-name="P2">Modo(s) operacional da CPU:32-bit, 64-bit</text:p>
      <text:p text:style-name="P2">Ordem dos bytes: <text:s text:c="6"/>Little Endian</text:p>
      <text:p text:style-name="P2">CPU(s): <text:s text:c="15"/>4</text:p>
      <text:p text:style-name="P2">Lista de CPU(s) on-line:0-3</text:p>
      <text:p text:style-name="P2">Thread(s) per núcleo: 2</text:p>
      <text:p text:style-name="P2">Núcleo(s) por soquete:2</text:p>
      <text:p text:style-name="P2">Soquete(s): <text:s text:c="11"/>1</text:p>
      <text:p text:style-name="P2">Nó(s) de NUMA: <text:s text:c="7"/>1</text:p>
      <text:p text:style-name="P2">ID de fornecedor: <text:s text:c="5"/>GenuineIntel</text:p>
      <text:p text:style-name="P2">Família da CPU: <text:s text:c="6"/>6</text:p>
      <text:p text:style-name="P2">Modelo: <text:s text:c="15"/>61</text:p>
      <text:p text:style-name="P2">Nome do modelo: <text:s text:c="7"/>Intel(R) Core(TM) i5-5200U CPU @ 2.20GHz</text:p>
      <text:p text:style-name="P2">Step: <text:s text:c="17"/>4</text:p>
      <text:p text:style-name="P2">CPU MHz: <text:s text:c="14"/>2182.409</text:p>
      <text:p text:style-name="P2">CPU MHz máx.: <text:s text:c="8"/>2700,0000</text:p>
      <text:p text:style-name="P2">CPU MHz mín.: <text:s text:c="8"/>500,0000</text:p>
      <text:p text:style-name="P2">BogoMIPS: <text:s text:c="13"/>4391.85</text:p>
      <text:p text:style-name="P2">Virtualização: <text:s text:c="6"/>VT-x</text:p>
      <text:p text:style-name="P2">cache de L1d: <text:s text:c="9"/>32K</text:p>
      <text:p text:style-name="P2">cache de L1i: <text:s text:c="9"/>32K</text:p>
      <text:p text:style-name="P2">cache de L2: <text:s text:c="10"/>256K</text:p>
      <text:p text:style-name="P2">cache de L3: <text:s text:c="10"/>3072K</text:p>
      <text:p text:style-name="P2">CPU(s) de nó0 NUMA: <text:s text:c="2"/>0-3</text:p>
      <text:p text:style-name="P2"><text:s/></text:p>
      <text:p text:style-name="P2">OBS: na verdade são 2 cores e 2 hiperthreads mas o linux não pega</text:p>
      <text:p text:style-name="P2">---------------------------------------------------------</text:p>
      <text:p text:style-name="P2"/>
      <text:p text:style-name="P2">RESULTADOS:</text:p>
      <text:p text:style-name="P2"/>
      <text:p text:style-name="P2"><text:s/>N <text:s text:c="5"/>PROCESSADORES</text:p>
      <text:p text:style-name="P2">|-------------------------------------------|<text:tab/><text:tab/><text:tab/></text:p>
      <text:p text:style-name="P2"><text:s text:c="4"/><text:tab/>1<text:tab/> <text:s text:c="2"/>2<text:tab/> <text:s text:c="3"/>4<text:tab/><text:tab/></text:p>
      <text:p text:style-name="P2"><text:s/>752 <text:s text:c="34"/></text:p>
      <text:p text:style-name="P2"><text:s/>500<text:tab/>4.65<text:tab/> <text:s text:c="2"/>2.6s<text:tab/> <text:s text:c="4"/>2.3s <text:s text:c="15"/></text:p>
      <text:p text:style-name="P2"><text:s/>252<text:tab/>0.61s <text:s text:c="5"/>0.4s<text:tab/> <text:s text:c="4"/>0.4s<text:tab/><text:tab/> <text:s text:c="4"/></text:p>
      <text:p text:style-name="P2"><text:s/>100<text:tab/>0.55s <text:s text:c="5"/>0.34s<text:tab/> <text:s text:c="4"/>0.5s(muita variação)</text:p>
      <text:p text:style-name="P2"><text:s/>12 <text:s text:c="4"/>0.0006s <text:s text:c="3"/>0.0003s <text:s/>0.01s| </text:p>
      <text:p text:style-name="P2"><text:tab/> <text:s text:c="2"/></text:p>
      <text:p text:style-name="P2"><text:s/>N <text:s text:c="5"/>SPEEDUP</text:p>
      <text:p text:style-name="P2">|-------------------------------------------|</text:p>
      <text:p text:style-name="P2"><text:tab/>(1)<text:tab/> <text:s text:c="4"/>(2)<text:tab/> <text:s text:c="6"/>(4)</text:p>
      <text:p text:style-name="P2">500 <text:tab/>1<text:tab/> <text:s text:c="3"/>1.8<text:tab/> <text:s text:c="5"/>2.0 <text:s/><text:tab/></text:p>
      <text:p text:style-name="P2">252<text:tab/>1<text:tab/> <text:s text:c="3"/>1.5 <text:s text:c="8"/>1.5 <text:s text:c="2"/></text:p>
      <text:p text:style-name="P2">100<text:tab/>1<text:tab/> <text:s text:c="3"/>1.6 <text:s text:c="8"/>1.1 <text:s/></text:p>
      <text:p text:style-name="P2"><text:soft-page-break/><text:tab/> <text:s text:c="2"/><text:tab/></text:p>
      <text:p text:style-name="P2"/>
      <text:p text:style-name="P2">Análise:</text:p>
      <text:p text:style-name="P2"><text:tab/></text:p>
      <text:p text:style-name="P2"/>
      <text:p text:style-name="P2"><text:tab/>Pode se notar que para um número considerável de grafos totais, ou como o programa chama cidades totais, ocorre um speedup só com a divisão da carga de trabalho no laço for que faz as chamadas para a função que calcula o menor caminho entre todos os gráficos, observa-se que o código utilizado para gerar os tempos só está trabalhando com números múltiplos na relação entre cidades totais e o número de processadores, Isso não foi tratado devido ao fato de que utilizando a ferramenta Openmpi não consegui implementar a diferença entre tempos de quando termina o último processo menos a criação do primeiro processo, então mesmo que tratado esse detalhe eu não conseguiria medir o tempo, o problema do tempo <text:s/>acarreta <text:s/>em um speedup maior do que o real, o quão maior depende da diferença entre a criação do 1 e o último processo ,mas se for pequeno não é uma diferença que torna os dados inválidos.</text:p>
      <text:p text:style-name="P2"><text:tab/>Partindo para a Análise do Código percebe-se que após vários experimentos realizados como o gerador de ligações é random não se tem sempre um caso especifíco do Dijkstra(pior caso onde precisa percorrer todos os grafos), mas percebe-se que o paralelismo usado nesse código serve para apenas acelerar o tempo total, é possível usar o paralelismo para melhorar o Dijkstra em seu desepenho, no qual é aplicavel para n grandes, como não foi especificado se o objetivo era reduzir esse tempo com o paralelismo, não se tentou essa implementação, visto que para casos onde temos um n total pequeno o desempenho do algorítmo que é n^2 não influência tanto(baixos tempos).Nota-se que para n 752 por exemplo ocorre muita demora, possívelmente pois o random gerou perto do pior caso(o random pode gerar como ocorre para o 500 muitos grafos desconexos o que facilita a busca) e como o n já está consideravél ocorre uma demora abusiva, para casos assim é necessário implementar a versão do Dijkstra que particiona a tabela de distâncias usando variáveis globais que são atualizadas o que parece mais fácil de ser feito em um API tipo o openMP.</text:p>
      <text:p text:style-name="P2"/>
      <text:p text:style-name="P2"><text:tab/>Obs final: dificuldades para obter os tempos usando openMpi e quando o programa faz alguma execução errada é necessário reiniciar o computador. <text:s/></text:p>
      <text:p text:style-name="P2"/>
      <text:p text:style-name="P2"/>
      <text:p text:style-name="P1"><text:bookmark-end text:name="__DdeLink__18_18897280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2:22:56.559130295</meta:creation-date>
    <dc:date>2017-05-17T22:35:50.655575845</dc:date>
    <meta:editing-duration>PT12M2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52" meta:word-count="530" meta:character-count="3617" meta:non-whitespace-character-count="2746"/>
  </office:meta>
</office:document-meta>
</file>